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6.925in" table:align="margins"/>
    </style:style>
    <style:style style:name="Tabla1.A" style:family="table-column">
      <style:table-column-properties style:column-width="1.7313in" style:rel-column-width="16383*"/>
    </style:style>
    <style:style style:name="Tab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1.D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Default">
      <style:paragraph-properties fo:margin-left="0in" fo:margin-right="0in" fo:margin-top="0in" fo:margin-bottom="0in" style:contextual-spacing="false" fo:text-indent="0in" style:auto-text-indent="false"/>
    </style:style>
    <style:style style:name="P2" style:family="paragraph" style:parent-style-name="Default">
      <style:paragraph-properties fo:margin-left="0in" fo:margin-right="0in" fo:margin-top="0in" fo:margin-bottom="0in" style:contextual-spacing="false" fo:text-indent="0in" style:auto-text-indent="false"/>
      <style:text-properties officeooo:rsid="00157d4f" officeooo:paragraph-rsid="00157d4f"/>
    </style:style>
    <style:style style:name="P3" style:family="paragraph" style:parent-style-name="Default">
      <style:paragraph-properties fo:margin-left="0in" fo:margin-right="0in" fo:margin-top="0in" fo:margin-bottom="0in" style:contextual-spacing="false" fo:text-indent="0in" style:auto-text-indent="false"/>
      <style:text-properties officeooo:rsid="00193af9"/>
    </style:style>
    <style:style style:name="P4" style:family="paragraph" style:parent-style-name="Default">
      <style:paragraph-properties fo:margin-left="0in" fo:margin-right="0in" fo:margin-top="0in" fo:margin-bottom="0in" style:contextual-spacing="false" fo:text-indent="0in" style:auto-text-indent="false"/>
      <style:text-properties officeooo:rsid="00193af9" officeooo:paragraph-rsid="00193af9"/>
    </style:style>
    <style:style style:name="P5" style:family="paragraph" style:parent-style-name="Default">
      <style:paragraph-properties fo:margin-left="0in" fo:margin-right="0in" fo:margin-top="0in" fo:margin-bottom="0in" style:contextual-spacing="false" fo:text-indent="0in" style:auto-text-indent="false"/>
      <style:text-properties officeooo:rsid="0019ce0c" officeooo:paragraph-rsid="0019ce0c"/>
    </style:style>
    <style:style style:name="P6" style:family="paragraph" style:parent-style-name="Default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Arial" fo:font-size="12pt" officeooo:rsid="0019ce0c" officeooo:paragraph-rsid="0019ce0c" style:font-size-asian="12pt"/>
    </style:style>
    <style:style style:name="P7" style:family="paragraph" style:parent-style-name="Default">
      <style:paragraph-properties fo:margin-left="0in" fo:margin-right="0in" fo:margin-top="0in" fo:margin-bottom="0.0189in" style:contextual-spacing="false" fo:text-indent="0in" style:auto-text-indent="false"/>
    </style:style>
    <style:style style:name="P8" style:family="paragraph" style:parent-style-name="Default">
      <style:paragraph-properties fo:margin-left="0in" fo:margin-right="0in" fo:margin-top="0in" fo:margin-bottom="0.0189in" style:contextual-spacing="false" fo:text-indent="0in" style:auto-text-indent="false"/>
      <style:text-properties officeooo:rsid="00157d4f" officeooo:paragraph-rsid="00157d4f"/>
    </style:style>
    <style:style style:name="P9" style:family="paragraph" style:parent-style-name="Default">
      <style:paragraph-properties fo:margin-left="0in" fo:margin-right="0in" fo:margin-top="0in" fo:margin-bottom="0.0236in" style:contextual-spacing="false" fo:text-indent="0in" style:auto-text-indent="false"/>
    </style:style>
    <style:style style:name="P10" style:family="paragraph" style:parent-style-name="Standard">
      <style:text-properties officeooo:rsid="00157d4f" officeooo:paragraph-rsid="00157d4f"/>
    </style:style>
    <style:style style:name="P11" style:family="paragraph" style:parent-style-name="Standard">
      <style:paragraph-properties fo:margin-left="0in" fo:margin-right="0in" fo:margin-top="0in" fo:margin-bottom="0in" style:contextual-spacing="false" fo:text-indent="0in" style:auto-text-indent="false"/>
    </style:style>
    <style:style style:name="P1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00157d4f" officeooo:paragraph-rsid="00157d4f"/>
    </style:style>
    <style:style style:name="P1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00193af9" officeooo:paragraph-rsid="00193af9"/>
    </style:style>
    <style:style style:name="P1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0019ce0c" officeooo:paragraph-rsid="0019ce0c"/>
    </style:style>
    <style:style style:name="P1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001b21fb" officeooo:paragraph-rsid="001b21fb"/>
    </style:style>
    <style:style style:name="T1" style:family="text">
      <style:text-properties officeooo:rsid="00157d4f"/>
    </style:style>
    <style:style style:name="T2" style:family="text">
      <style:text-properties fo:font-size="11pt" fo:font-weight="bold" style:font-size-asian="11pt" style:font-weight-asian="bold"/>
    </style:style>
    <style:style style:name="T3" style:family="text">
      <style:text-properties fo:font-size="11pt" fo:font-weight="normal" style:font-size-asian="11pt" style:font-weight-asian="normal"/>
    </style:style>
    <style:style style:name="T4" style:family="text">
      <style:text-properties fo:font-size="11pt" style:font-size-asian="11pt"/>
    </style:style>
    <style:style style:name="T5" style:family="text">
      <style:text-properties style:text-line-through-style="none" style:text-line-through-type="none" fo:font-size="11pt" style:text-underline-style="none" fo:font-weight="bold" style:font-size-asian="11pt" style:font-weight-asian="bold"/>
    </style:style>
    <style:style style:name="T6" style:family="text">
      <style:text-properties style:text-line-through-style="none" style:text-line-through-type="none" fo:font-size="11pt" style:text-underline-style="none" fo:font-weight="normal" style:font-size-asian="11pt" style:font-weight-asian="normal"/>
    </style:style>
    <style:style style:name="T7" style:family="text">
      <style:text-properties style:text-line-through-style="none" style:text-line-through-type="none" fo:font-size="11pt" style:text-underline-style="none" fo:font-weight="normal" officeooo:rsid="00157d4f" style:font-size-asian="11pt" style:font-weight-asian="normal"/>
    </style:style>
    <style:style style:name="T8" style:family="text">
      <style:text-properties style:text-line-through-style="none" style:text-line-through-type="none" fo:font-size="11pt" fo:font-style="italic" style:text-underline-style="none" fo:font-weight="normal" style:font-size-asian="11pt" style:font-style-asian="italic" style:font-weight-asian="normal" style:font-style-complex="italic"/>
    </style:style>
    <style:style style:name="T9" style:family="text">
      <style:text-properties style:text-line-through-style="none" style:text-line-through-type="none" fo:font-size="11pt" fo:font-style="normal" style:text-underline-style="none" fo:font-weight="normal" style:font-size-asian="11pt" style:font-style-asian="normal" style:font-weight-asian="normal" style:font-style-complex="normal"/>
    </style:style>
    <style:style style:name="T10" style:family="text">
      <style:text-properties fo:color="#000000" loext:opacity="100%" style:font-name="Arial" fo:font-size="11pt" fo:font-weight="normal" style:font-size-asian="11pt" style:font-weight-asian="normal"/>
    </style:style>
    <style:style style:name="T11" style:family="text">
      <style:text-properties fo:color="#000000" loext:opacity="100%" fo:font-size="11pt" fo:font-weight="normal" style:font-size-asian="11pt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Unit 8 </text:span><text:span text:style-name="T2">IP AND SUBNETTING EXERCISES </text:span></text:h>
      <text:h text:style-name="Heading_20_1" text:outline-level="1"/>
      <text:p text:style-name="P1"><text:span text:style-name="T5">1. Write the subnet, broadcast address and valid host range for the following: </text:span></text:p>
      <text:p text:style-name="P7"><text:span text:style-name="T6">a. 192.168.100.17, with 4 bits of subnetting </text:span><text:span text:style-name="T7">= /28 </text:span></text:p>
      <text:p text:style-name="P8"><text:span text:style-name="T6">192.168.100.16 --- Ip address net</text:span></text:p>
      <text:p text:style-name="P8"><text:span text:style-name="T6">192.168.100.31 – Broadcast ip</text:span></text:p>
      <text:p text:style-name="P8"><text:span text:style-name="T6">192.168.100.17 <text:s/>: Is a valid host</text:span></text:p>
      <text:p text:style-name="P7"><text:span text:style-name="T6"><text:s text:c="8"/></text:span></text:p>
      <text:p text:style-name="P7"><text:span text:style-name="T6">b. 192.168.100.66, with 3 bits of subnetting <text:s/></text:span><text:span text:style-name="T7">= /27</text:span></text:p>
      <text:p text:style-name="P8"><text:span text:style-name="T6">192.168.100.64 – IP address net</text:span></text:p>
      <text:p text:style-name="P8"><text:span text:style-name="T6">192.168.100.95 – Broadcast IP</text:span></text:p>
      <text:p text:style-name="P8"><text:span text:style-name="T6">192.168.100.66 Is a valid host address</text:span></text:p>
      <text:p text:style-name="P8"><text:span text:style-name="T6"/></text:p>
      <text:p text:style-name="P7"><text:span text:style-name="T6">c. 172.16.10.5/20 <text:s text:c="5"/>/</text:span><text:span text:style-name="T7">20 = 4094 Hosts</text:span></text:p>
      <text:p text:style-name="P8"><text:span text:style-name="T6">172.16.0.0 – IP address net</text:span></text:p>
      <text:p text:style-name="P8"><text:span text:style-name="T6">172.16.15.255 – Broadcast address</text:span></text:p>
      <text:p text:style-name="P8"><text:span text:style-name="T6">172.16.10.5 Is a valid IP address for the net</text:span></text:p>
      <text:p text:style-name="P8"><text:span text:style-name="T6"/></text:p>
      <text:p text:style-name="P1"><text:span text:style-name="T6">d. 172.16.10.33/255.255.252.0 <text:s text:c="2"/></text:span><text:span text:style-name="T7">= /22 = 1022 Hosts</text:span></text:p>
      <text:p text:style-name="P1"><text:span text:style-name="T7"/></text:p>
      <text:p text:style-name="P2"><text:span text:style-name="T6">172.16.10.0 – IP address net</text:span></text:p>
      <text:p text:style-name="P2"><text:span text:style-name="T6">172.16.11.255 – Broadcast IP</text:span></text:p>
      <text:p text:style-name="P2"><text:span text:style-name="T6">172.16.10.33 : Is a valid host address for the subnet</text:span></text:p>
      <text:p text:style-name="P2"><text:span text:style-name="T6"/></text:p>
      <text:p text:style-name="P2"><text:span text:style-name="T6"/></text:p>
      <text:p text:style-name="Default"><text:s/></text:p>
      <text:p text:style-name="P1"><text:span text:style-name="T2">2. </text:span><text:span text:style-name="T3">You have been asked to create a subnet that supports 126 hosts. What subnet mask is the most efficient one?</text:span></text:p>
      <text:p text:style-name="P1"><text:span text:style-name="T3"/></text:p>
      <text:p text:style-name="P2"><text:span text:style-name="T3">For 126 host you need /25 Bits for the net IP and the rest for the hosts.</text:span></text:p>
      <text:p text:style-name="P2"><text:span text:style-name="T3">The submask is like this: 255.255.255.128</text:span></text:p>
      <text:p text:style-name="P12"><text:span text:style-name="T6"/></text:p>
      <text:p text:style-name="P2"><text:span text:style-name="T6"/></text:p>
      <text:p text:style-name="Default"><text:s/></text:p>
      <text:p text:style-name="P1"><text:span text:style-name="T2">3. Given the following </text:span></text:p>
      <text:p text:style-name="P9"><text:span text:style-name="T3">a. Network address: 192.168.10.0 </text:span></text:p>
      <text:p text:style-name="P1"><text:span text:style-name="T3">b. Subnet mask: 255.255.255.192 <text:s/></text:span></text:p>
      <text:p text:style-name="P1"><text:span text:style-name="T3"/></text:p>
      <text:p text:style-name="P11"><text:s/><text:span text:style-name="T4">How many subnets are there? How many hosts? What are the valid subnets? </text:span></text:p>
      <text:p text:style-name="P3"><text:span text:style-name="T3"/></text:p>
      <text:p text:style-name="P4"><text:span text:style-name="T3">255.255.255.192 = /26</text:span></text:p>
      <text:p text:style-name="P12"><text:span text:style-name="T6"/></text:p>
      <text:p text:style-name="P13"><text:span text:style-name="T6">You can have 62 Hosts.</text:span></text:p>
      <text:p text:style-name="P13"><text:span text:style-name="T6">The valid subnets are 4, <text:s text:c="3"/>/</text:span><text:span text:style-name="T8">27/</text:span><text:span text:style-name="T9">28/29/30</text:span></text:p>
      <text:p text:style-name="P13"><text:span text:style-name="T9"/></text:p>
      <text:p text:style-name="P13"><text:span text:style-name="T9">192.168.10.0 – 192.168.10.63 The net</text:span></text:p>
      <text:p text:style-name="P13"><text:span text:style-name="T9">And the posible subnets are:</text:span></text:p>
      <text:p text:style-name="P13"><text:soft-page-break/><text:span text:style-name="T9">192.168.10.0 -- .31 /27</text:span></text:p>
      <text:p text:style-name="P13"><text:span text:style-name="T9">192.168.10.0 --.15 /28</text:span></text:p>
      <text:p text:style-name="P13"><text:span text:style-name="T9">192.168.10.0 --.7 / 29</text:span></text:p>
      <text:p text:style-name="P13"><text:span text:style-name="T9">192.168.10.0 -- .3 /30</text:span></text:p>
      <text:p text:style-name="P13"><text:span text:style-name="T9"/></text:p>
      <text:p text:style-name="P4"><text:span text:style-name="T9"/></text:p>
      <text:p text:style-name="Default"><text:s/></text:p>
      <text:p text:style-name="P1"><text:span text:style-name="T2">4. </text:span><text:span text:style-name="T3">What is the problem in this Network?</text:span></text:p>
      <text:p text:style-name="P13"><text:span text:style-name="T9"/></text:p>
      <text:p text:style-name="P14"><text:span text:style-name="T9">In this network, the subnet mask is 255.255.255.224 /27. That tells us the host we want to have in the net(30).</text:span></text:p>
      <text:p text:style-name="P14"><text:span text:style-name="T9">And we are using an address of Class B that are usually use for bigger nets that 30 Hosts. </text:span></text:p>
      <text:p text:style-name="P13"><text:span text:style-name="T9"/></text:p>
      <text:p text:style-name="P4"><text:span text:style-name="T9"/></text:p>
      <text:p text:style-name="Default"><text:s/></text:p>
      <text:p text:style-name="P1"><text:span text:style-name="T2">5. </text:span><text:span text:style-name="T3">XYZ Company would like to subnet its network so that there are five separate subnets. They will need 25 computers in each subnet. Complete the following table: NOTE: If you create more than five subnets, list the extra ones too.</text:span></text:p>
      <text:p text:style-name="P1"><text:span text:style-name="T3"/></text:p>
      <text:p text:style-name="P5"><text:span text:style-name="T3">Subnet mask: 255.255.255.224/27</text:span></text:p>
      <text:p text:style-name="P5"><text:span text:style-name="T3"/></text:p>
      <text:p text:style-name="P5"><text:span text:style-name="T3"><text:s/></text:span></text:p>
      <text:p text:style-name="P5"><text:span text:style-name="T3"/></text:p>
      <table:table table:name="Tabla1" table:style-name="Tabla1">
        <table:table-column table:style-name="Tabla1.A" table:number-columns-repeated="4"/>
        <table:table-row table:style-name="TableLine3022895105120">
          <table:table-cell table:style-name="Tabla1.A1" office:value-type="string">
            <text:p text:style-name="P6"><text:span text:style-name="T3">192.168.162.0 </text:span></text:p>
          </table:table-cell>
          <table:table-cell table:style-name="Tabla1.A1" office:value-type="string">
            <text:p text:style-name="P6"><text:span text:style-name="T3"><text:s/>192.168.162.</text:span><text:span text:style-name="T11">1</text:span></text:p>
          </table:table-cell>
          <table:table-cell table:style-name="Tabla1.A1" office:value-type="string">
            <text:p text:style-name="P6"><text:span text:style-name="T3">192.168.162.</text:span><text:span text:style-name="T11">30</text:span></text:p>
          </table:table-cell>
          <table:table-cell table:style-name="Tabla1.D1" office:value-type="string">
            <text:p text:style-name="P6"><text:span text:style-name="T3">192.168.162.</text:span><text:span text:style-name="T11">31</text:span></text:p>
          </table:table-cell>
        </table:table-row>
        <table:table-row table:style-name="TableLine3022895105120">
          <table:table-cell table:style-name="Tabla1.A2" office:value-type="string">
            <text:p text:style-name="P6"><text:span text:style-name="T3">192.168.162.</text:span><text:span text:style-name="T11">32</text:span></text:p>
          </table:table-cell>
          <table:table-cell table:style-name="Tabla1.A2" office:value-type="string">
            <text:p text:style-name="P6"><text:span text:style-name="T3">192.168.162.</text:span><text:span text:style-name="T11">33</text:span></text:p>
          </table:table-cell>
          <table:table-cell table:style-name="Tabla1.A2" office:value-type="string">
            <text:p text:style-name="P6"><text:span text:style-name="T3">192.168.162.</text:span><text:span text:style-name="T11">62</text:span></text:p>
          </table:table-cell>
          <table:table-cell table:style-name="Tabla1.D2" office:value-type="string">
            <text:p text:style-name="P6"><text:span text:style-name="T3">192.168.162.</text:span><text:span text:style-name="T11">63</text:span></text:p>
          </table:table-cell>
        </table:table-row>
        <table:table-row table:style-name="TableLine3022895105120">
          <table:table-cell table:style-name="Tabla1.A2" office:value-type="string">
            <text:p text:style-name="P6"><text:span text:style-name="T3">192.168.162.64</text:span></text:p>
          </table:table-cell>
          <table:table-cell table:style-name="Tabla1.A2" office:value-type="string">
            <text:p text:style-name="P6"><text:span text:style-name="T3">192.168.162.65</text:span></text:p>
          </table:table-cell>
          <table:table-cell table:style-name="Tabla1.A2" office:value-type="string">
            <text:p text:style-name="P6"><text:span text:style-name="T3">192.168.162.</text:span><text:span text:style-name="T11">94</text:span><text:span text:style-name="T3"> </text:span></text:p>
          </table:table-cell>
          <table:table-cell table:style-name="Tabla1.D2" office:value-type="string">
            <text:p text:style-name="P6"><text:span text:style-name="T3">192.168.162.</text:span><text:span text:style-name="T11">95</text:span><text:span text:style-name="T3"> </text:span></text:p>
          </table:table-cell>
        </table:table-row>
        <table:table-row table:style-name="TableLine3022895105120">
          <table:table-cell table:style-name="Tabla1.A2" office:value-type="string">
            <text:p text:style-name="P6"><text:span text:style-name="T3">192.168.162.</text:span><text:span text:style-name="T11">96</text:span></text:p>
          </table:table-cell>
          <table:table-cell table:style-name="Tabla1.A2" office:value-type="string">
            <text:p text:style-name="P6"><text:span text:style-name="T3">192.168.162.</text:span><text:span text:style-name="T11">97</text:span><text:span text:style-name="T3"> </text:span></text:p>
          </table:table-cell>
          <table:table-cell table:style-name="Tabla1.A2" office:value-type="string">
            <text:p text:style-name="P6"><text:span text:style-name="T3">192.168.162.126 </text:span></text:p>
          </table:table-cell>
          <table:table-cell table:style-name="Tabla1.D2" office:value-type="string">
            <text:p text:style-name="P6"><text:span text:style-name="T3">192.168.162.127 </text:span></text:p>
          </table:table-cell>
        </table:table-row>
        <table:table-row table:style-name="TableLine3022895105120">
          <table:table-cell table:style-name="Tabla1.A2" office:value-type="string">
            <text:p text:style-name="P6"><text:span text:style-name="T3">192.168.162.</text:span><text:span text:style-name="T11">128</text:span><text:span text:style-name="T3"> </text:span></text:p>
          </table:table-cell>
          <table:table-cell table:style-name="Tabla1.A2" office:value-type="string">
            <text:p text:style-name="P6"><text:span text:style-name="T3">192.168.162.129 </text:span></text:p>
          </table:table-cell>
          <table:table-cell table:style-name="Tabla1.A2" office:value-type="string">
            <text:p text:style-name="P6"><text:span text:style-name="T3">192.168.162.159 </text:span></text:p>
          </table:table-cell>
          <table:table-cell table:style-name="Tabla1.D2" office:value-type="string">
            <text:p text:style-name="P6"><text:span text:style-name="T3">192.168.162.</text:span><text:span text:style-name="T11">160</text:span><text:span text:style-name="T3"> </text:span></text:p>
          </table:table-cell>
        </table:table-row>
      </table:table>
      <text:p text:style-name="P5"><text:span text:style-name="T3"/></text:p>
      <text:p text:style-name="P13"><text:span text:style-name="T9"/></text:p>
      <text:p text:style-name="P2"><text:span text:style-name="T6"/></text:p>
      <text:p text:style-name="Default"><text:s/></text:p>
      <text:p text:style-name="P1"><text:span text:style-name="T2">6. </text:span><text:span text:style-name="T3">Imagine we want to create 1000 subnets with a /8 private network. Calculate the mask and the first, second, penultimate and last networks you would obtain.</text:span></text:p>
      <text:p text:style-name="P12"><text:span text:style-name="T6"/></text:p>
      <text:p text:style-name="P15"><text:span text:style-name="T6"/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5T17:04:00</meta:creation-date>
    <meta:initial-creator>Sergio Báez Ferrer</meta:initial-creator>
    <dc:date>2021-05-05T11:56:21.001000000</dc:date>
    <meta:editing-duration>PT8M8S</meta:editing-duration>
    <meta:editing-cycles>1</meta:editing-cycles>
    <meta:document-statistic meta:table-count="1" meta:image-count="0" meta:object-count="0" meta:page-count="2" meta:paragraph-count="67" meta:word-count="358" meta:character-count="2304" meta:non-whitespace-character-count="1953"/>
    <meta:generator>LibreOffice/7.1.0.3$Windows_X86_64 LibreOffice_project/f6099ecf3d29644b5008cc8f48f42f4a40986e4c</meta:generator>
  </office:meta>
</office:document-meta>
</file>